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objectwithoutfill">
      <style:graphic-properties draw:stroke="dash" draw:stroke-dash="Ultrafine_20_Dashed" svg:stroke-width="0.051cm" draw:marker-start-width="0.279cm" draw:marker-end="Arrow" draw:marker-end-width="0.22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6" style:family="graphic" style:parent-style-name="objectwithoutfill">
      <style:graphic-properties draw:stroke="dash" draw:stroke-dash="Ultrafine_20_Dashed" svg:stroke-width="0.051cm" draw:marker-start-width="0.279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899cm" svg:height="0.962cm" svg:x="0.929cm" svg:y="3.104cm">
          <draw:text-box>
            <text:p>x = 1</text:p>
          </draw:text-box>
        </draw:frame>
        <draw:frame draw:style-name="gr1" draw:layer="layout" svg:width="2.288cm" svg:height="3.095cm" svg:x="4.12cm" svg:y="3.05cm">
          <draw:text-box>
            <text:p>r1 = x;</text:p>
            <text:p/>
            <text:p/>
            <text:p>y = 1; </text:p>
          </draw:text-box>
        </draw:frame>
        <draw:frame draw:style-name="gr1" draw:layer="layout" svg:width="2.466cm" svg:height="3.095cm" svg:x="7.765cm" svg:y="3.055cm">
          <draw:text-box>
            <text:p>r2 = y;</text:p>
            <text:p/>
            <text:p/>
            <text:p>r3 = x; </text:p>
          </draw:text-box>
        </draw:frame>
        <draw:frame draw:style-name="gr1" draw:layer="layout" svg:width="1.899cm" svg:height="0.962cm" svg:x="2.689cm" svg:y="0.835cm">
          <draw:text-box>
            <text:p>x = 0</text:p>
          </draw:text-box>
        </draw:frame>
        <draw:line draw:style-name="gr2" draw:text-style-name="P1" draw:layer="layout" svg:x1="2.607cm" svg:y1="3.558cm" svg:x2="4.256cm" svg:y2="3.558cm">
          <text:p/>
        </draw:line>
        <draw:line draw:style-name="gr2" draw:text-style-name="P1" draw:layer="layout" svg:x1="5.182cm" svg:y1="3.839cm" svg:x2="5.182cm" svg:y2="5.336cm">
          <text:p/>
        </draw:line>
        <draw:line draw:style-name="gr2" draw:text-style-name="P1" draw:layer="layout" svg:x1="5.99cm" svg:y1="5.561cm" svg:x2="7.966cm" svg:y2="3.702cm">
          <text:p/>
        </draw:line>
        <draw:line draw:style-name="gr2" draw:text-style-name="P1" draw:layer="layout" svg:x1="8.906cm" svg:y1="3.838cm" svg:x2="8.906cm" svg:y2="5.363cm">
          <text:p/>
        </draw:line>
        <draw:path draw:style-name="gr3" draw:layer="layout" svg:width="5.569cm" svg:height="4.943cm" draw:transform="rotate (0.112224670903235) translate (4.46080676957646cm 1.214285416794cm)" svg:viewBox="0 0 5570 4944" svg:d="m0 2c401-30 2757 324 3155 355 355 28 1288 133 1641 185 435 62 518 625 756 771 148 141-665 3631-665 3631">
          <text:p/>
        </draw:path>
        <draw:frame draw:style-name="gr4" draw:text-style-name="P2" draw:layer="layout" svg:width="0.891cm" svg:height="0.962cm" svg:x="6.364cm" svg:y="1.1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3.394cm" svg:y="2.723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6.266cm" svg:y="4.004cm">
          <draw:text-box>
            <text:p><text:span text:style-name="T1">rf</text:span></text:p>
          </draw:text-box>
        </draw:frame>
        <draw:frame draw:style-name="gr5" draw:text-style-name="P2" draw:layer="layout" svg:width="1.171cm" svg:height="1.016cm" svg:x="4.147cm" svg:y="4.085cm">
          <draw:text-box>
            <text:p><text:span text:style-name="T1">sb</text:span></text:p>
          </draw:text-box>
        </draw:frame>
        <draw:frame draw:style-name="gr5" draw:text-style-name="P2" draw:layer="layout" svg:width="1.171cm" svg:height="1.016cm" svg:x="7.955cm" svg:y="4.056cm">
          <draw:text-box>
            <text:p><text:span text:style-name="T1">sb</text:span></text:p>
          </draw:text-box>
        </draw:frame>
        <draw:line draw:style-name="gr6" draw:text-style-name="P1" draw:layer="layout" svg:x1="3.572cm" svg:y1="1.597cm" svg:x2="1.745cm" svg:y2="3.177cm">
          <text:p/>
        </draw:line>
        <draw:frame draw:style-name="gr5" draw:text-style-name="P2" draw:layer="layout" svg:width="1.397cm" svg:height="1.016cm" svg:x="1.853cm" svg:y="1.618cm">
          <draw:text-box>
            <text:p><text:span text:style-name="T1">hb</text:span></text:p>
          </draw:text-box>
        </draw:frame>
        <draw:path draw:style-name="gr2" draw:text-style-name="P1" draw:layer="layout" svg:width="3.78cm" svg:height="7.763cm" draw:transform="rotate (-2.15967041641778) translate (9.744cm 5.961cm)" svg:viewBox="0 0 3781 7764" svg:d="m0 0c232 270 2786 3545 2892 3872 120 373 969 2068 882 2465-80 366-934 1427-934 142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8T10:54:14</dc:date>
    <dc:creator>Peizhao Ou</dc:creator>
    <meta:editing-duration>PT17M28S</meta:editing-duration>
    <meta:editing-cycles>14</meta:editing-cycles>
    <meta:generator>LibreOffice/3.5$Linux_X86_64 LibreOffice_project/350m1$Build-2</meta:generator>
    <meta:document-statistic meta:object-count="17"/>
  </office:meta>
</office:document-meta>
</file>